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16.439in"/>
    </style:style>
    <style:style style:name="co11" style:family="table-column">
      <style:table-column-properties fo:break-before="auto" style:column-width="5.12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4"/>
        <table:table-column table:style-name="co12" table:number-columns-repeated="16372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5" table:formula="of:=DEC2HEX( HEX2DEC([.A61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2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3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4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5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6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7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8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9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0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1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2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3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4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5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6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7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8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9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0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1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2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3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5" table:formula="of:=DEC2HEX( HEX2DEC([.A86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7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8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9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0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1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2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3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4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5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6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7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8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9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0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1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2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3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4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5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6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7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8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3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4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5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6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7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8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9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0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1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2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3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6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7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8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9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0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1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2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3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4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5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6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 table:number-rows-repeated="2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/>
          <table:table-cell table:style-name="ce6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5])/16)*2"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12:03:12.123714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05T13:15:56.599043257</dc:date>
    <meta:editing-duration>P1DT7H5M33S</meta:editing-duration>
    <meta:editing-cycles>103</meta:editing-cycles>
    <meta:generator>LibreOffice/24.2.7.2$Linux_X86_64 LibreOffice_project/420$Build-2</meta:generator>
    <meta:document-statistic meta:table-count="1" meta:cell-count="1492" meta:object-count="0"/>
  </office:meta>
</office:document-meta>
</file>